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roman" style:font-pitch="fixed"/>
  </office:font-face-decls>
  <office:automatic-styles>
    <style:style style:name="P1" style:family="paragraph" style:parent-style-name="Standard">
      <style:text-properties fo:font-size="11pt" officeooo:rsid="0013faac" officeooo:paragraph-rsid="0013faac" style:font-name-asian="ＭＳ 明朝" style:font-size-asian="11pt" style:font-size-complex="11pt"/>
    </style:style>
    <style:style style:name="P2" style:family="paragraph">
      <style:paragraph-properties fo:text-align="center"/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roma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  <style:text-properties fo:font-size="12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tb-rl" style:layout-grid-color="#c0c0c0" style:layout-grid-lines="16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-sep style:width="0.005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paragraph" draw:z-index="0" draw:name="線 1" draw:style-name="Mgr1" draw:text-style-name="MP1" svg:x1="17.9cm" svg:y1="0.531cm" svg:x2="17.9cm" svg:y2="0.914cm"><text:p/></draw:line><draw:line text:anchor-type="paragraph" draw:z-index="1" draw:name="線 2" draw:style-name="Mgr1" draw:text-style-name="MP1" svg:x1="10.155cm" svg:y1="0.531cm" svg:x2="10.155cm" svg:y2="0.914cm"><text:p/></draw:line><draw:line text:anchor-type="paragraph" draw:z-index="2" draw:name="線 3" draw:style-name="Mgr1" draw:text-style-name="MP1" svg:x1="2.362cm" svg:y1="0.531cm" svg:x2="2.362cm" svg:y2="0.914cm"><text:p/></draw:line>原稿用紙 ２０文字 ２０行ごとに縦線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</meta:editing-cycles>
    <meta:editing-duration>PT6M9S</meta:editing-duration>
    <dc:date>2022-08-10T14:07:33.881000000</dc:date>
    <meta:generator>LibreOffice/7.2.6.2$Windows_X86_64 LibreOffice_project/b0ec3a565991f7569a5a7f5d24fed7f52653d754</meta:generator>
    <meta:document-statistic meta:table-count="0" meta:image-count="0" meta:object-count="0" meta:page-count="1" meta:paragraph-count="1" meta:word-count="16" meta:character-count="18" meta:non-whitespace-character-count="16"/>
  </office:meta>
</office:document-meta>
</file>